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E000001223ABA33738A05A7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Arial Black" svg:font-family="'Arial Black'" style:font-pitch="variable"/>
    <style:font-face style:name="Arial Black1" svg:font-family="'Arial Black'"/>
    <style:font-face style:name="C059" svg:font-family="C059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HakusyuKaisyoExtraBold_kk" svg:font-family="HakusyuKaisyoExtraBold_kk"/>
    <style:font-face style:name="HakusyuKaisyoExtraBold_kk1" svg:font-family="HakusyuKaisyoExtraBold_kk" style:font-pitch="variable"/>
    <style:font-face style:name="KacstPen" svg:font-family="KacstPe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JP" svg:font-family="'Noto Sans Mono CJK JP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1b1918" draw:stroke-linejoin="miter" svg:stroke-linecap="butt" draw:fill="solid" draw:fill-color="#1b1918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141cm" svg:stroke-color="#ffffff" draw:stroke-linejoin="miter" svg:stroke-linecap="butt" draw:fill="solid" draw:fill-color="#ffffff" fo:padding-top="0.195cm" fo:padding-bottom="0.195cm" fo:padding-left="0.32cm" fo:padding-right="0.32cm" draw:shadow="hidden"/>
    </style:style>
    <style:style style:name="gr3" style:family="graphic" style:parent-style-name="standard">
      <style:graphic-properties draw:stroke="solid" svg:stroke-width="0.141cm" svg:stroke-color="#ffffff" draw:stroke-linejoin="miter" svg:stroke-linecap="butt" draw:fill="solid" draw:fill-color="#e30016" fo:padding-top="0.195cm" fo:padding-bottom="0.195cm" fo:padding-left="0.32cm" fo:padding-right="0.32cm" draw:shadow="hidden"/>
    </style:style>
    <style:style style:name="gr4" style:family="graphic" style:parent-style-name="standard">
      <style:graphic-properties draw:stroke="solid" svg:stroke-width="0.141cm" svg:stroke-color="#ffffff" draw:stroke-linejoin="miter" svg:stroke-linecap="butt" draw:fill="solid" draw:fill-color="#102a83" fo:padding-top="0.195cm" fo:padding-bottom="0.195cm" fo:padding-left="0.32cm" fo:padding-right="0.32cm" draw:shadow="hidden"/>
    </style:style>
    <style:style style:name="gr5" style:family="graphic" style:parent-style-name="standard">
      <style:graphic-properties draw:stroke="none" draw:fill="none" fo:min-height="2.097cm" fo:min-width="2.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fo:min-height="4.086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1b1918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e30016"/>
    </style:style>
    <style:style style:name="P4" style:family="paragraph">
      <loext:graphic-properties draw:fill="solid" draw:fill-color="#102a83"/>
    </style:style>
    <style:style style:name="P5" style:family="paragraph">
      <style:text-properties style:font-name="Noto Sans Mono CJK JP"/>
    </style:style>
    <style:style style:name="P6" style:family="paragraph">
      <loext:graphic-properties draw:fill="none"/>
      <style:text-properties style:font-name="Noto Sans Mono CJK JP"/>
    </style:style>
    <style:style style:name="P7" style:family="paragraph">
      <style:text-properties style:font-name="DejaVu Serif"/>
    </style:style>
    <style:style style:name="P8" style:family="paragraph">
      <loext:graphic-properties draw:fill="none"/>
      <style:text-properties style:font-name="DejaVu Serif"/>
    </style:style>
    <style:style style:name="P9" style:family="paragraph">
      <style:paragraph-properties fo:text-align="center"/>
    </style:style>
    <style:style style:name="T1" style:family="text">
      <style:text-properties fo:color="#1b1918" loext:opacity="100%" style:font-name="Noto Sans Mono CJK JP" fo:font-size="41pt" style:font-name-asian="Arial Black1" style:font-size-asian="41pt" style:font-name-complex="Arial Black1" style:font-size-complex="41pt"/>
    </style:style>
    <style:style style:name="T2" style:family="text">
      <style:text-properties fo:color="#ffffff" loext:opacity="100%" style:font-name="DejaVu Serif" fo:font-size="99.5pt" style:font-name-asian="Arial Black1" style:font-size-asian="99.5pt" style:font-name-complex="Arial Black1" style:font-size-complex="9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ath draw:style-name="gr1" draw:text-style-name="P1" draw:layer="layout" svg:width="16.382cm" svg:height="20.817cm" svg:x="5.421cm" svg:y="4.053cm" svg:viewBox="0 0 16383 20818" svg:d="M15930 1645c0 0-2455-1645-7724-1645-5 0-10 0-15 0s-10 0-15 0c-5269 0-7724 1645-7724 1645 0 0-1256 6887 419 11884 1270 3788 6793 6991 7320 7289 527-298 6050-3501 7320-7289 1676-4997 419-11884 419-11884z">
            <text:p/>
          </draw:path>
          <draw:path draw:style-name="gr2" draw:text-style-name="P2" draw:layer="layout" svg:width="14.249cm" svg:height="15.499cm" svg:x="6.5cm" svg:y="8.25cm" svg:viewBox="0 0 14250 15500" svg:d="M8969 14615c4250-2518 5935-7389 5053-14614-4592 842-9189 842-13796-1-879 7225 804 12096 5054 14615 949 490 1655 802 1845 885 189-83 896-395 1844-885z">
            <text:p/>
          </draw:path>
          <draw:path draw:style-name="gr3" draw:text-style-name="P3" draw:layer="layout" svg:width="7.748cm" svg:height="15.688cm" svg:x="17cm" svg:y="7.061cm" svg:viewBox="0 0 7749 15689" svg:d="M4695 708c818 7406-746 12400-4695 14981 2169-1237 5699-3577 6743-6207 1256-3164 1086-7105 811-9482-952 279-1906 515-2859 708z">
            <text:p/>
          </draw:path>
          <draw:path draw:style-name="gr4" draw:text-style-name="P4" draw:layer="layout" svg:width="15.518cm" svg:height="4.815cm" svg:x="5.838cm" svg:y="4.425cm" svg:viewBox="0 0 15519 4816" svg:d="M2394 4201c3581 819 7159 820 10730 2 799-183 1597-407 2395-673-125-1220-275-2007-275-2007 0 0-2374-1523-7470-1523h-14-16c-5096 0-7470 1523-7470 1523 0 0-150 787-274 2008 798 265 1596 488 2394 670z">
            <text:p/>
          </draw:path>
          <draw:frame draw:style-name="gr5" draw:text-style-name="P6" draw:layer="layout" svg:width="3.5cm" svg:height="2.097cm" svg:x="12.182cm" svg:y="21.153cm">
            <draw:text-box>
              <text:p text:style-name="P5"><text:span text:style-name="T1">1949</text:span></text:p>
            </draw:text-box>
          </draw:frame>
          <draw:frame draw:style-name="gr6" draw:text-style-name="P8" draw:layer="layout" svg:width="21.057cm" svg:height="4.086cm" svg:x="8.25cm" svg:y="5cm">
            <draw:text-box>
              <text:p text:style-name="P7"><text:span text:style-name="T2">U G C</text:span></text:p>
            </draw:text-box>
          </draw:frame>
          <draw:path draw:style-name="gr3" draw:text-style-name="P3" draw:layer="layout" svg:width="7.498cm" svg:height="15.438cm" svg:x="2.501cm" svg:y="7.311cm" svg:viewBox="0 0 7499 15439" svg:d="M2956 697c-792 7288 722 12202 4543 14742-2098-1217-5515-3520-6525-6108-1215-3114-1051-6992-785-9331 921 275 1845 507 2767 697z">
            <text:p/>
          </draw:path>
          <draw:frame draw:style-name="gr7" draw:text-style-name="P9" draw:layer="layout" svg:width="7cm" svg:height="10cm" svg:x="10cm" svg:y="10.25cm">
            <draw:image xlink:href="Pictures/10000001000000AE000001223ABA33738A05A774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Arial Black" svg:font-family="'Arial Black'" style:font-pitch="variable"/>
    <style:font-face style:name="Arial Black1" svg:font-family="'Arial Black'"/>
    <style:font-face style:name="C059" svg:font-family="C059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HakusyuKaisyoExtraBold_kk" svg:font-family="HakusyuKaisyoExtraBold_kk"/>
    <style:font-face style:name="HakusyuKaisyoExtraBold_kk1" svg:font-family="HakusyuKaisyoExtraBold_kk" style:font-pitch="variable"/>
    <style:font-face style:name="KacstPen" svg:font-family="KacstPe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JP" svg:font-family="'Noto Sans Mono CJK JP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.222cm" fo:page-height="28.2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27T01:04:55.335016384</dc:date>
    <meta:editing-duration>PT7M3S</meta:editing-duration>
    <meta:editing-cycles>2</meta:editing-cycles>
    <meta:generator>LibreOffice/7.3.7.2$Linux_X86_64 LibreOffice_project/30$Build-2</meta:generator>
    <meta:document-statistic meta:object-count="9"/>
  </office:meta>
</office:document-meta>
</file>